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75cm" fo:min-width="4.5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391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5cm" fo:min-width="1.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9.35cm" fo:min-width="31.7cm"/>
    </style:style>
    <style:style style:name="P1" style:family="paragraph">
      <loext:graphic-properties draw:fill="none"/>
      <style:paragraph-properties fo:text-align="center"/>
      <style:text-properties style:font-name="DejaVu Math TeX Gyre"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DejaVu Math TeX Gyre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font-name="DejaVu Math TeX Gyre" fo:font-size="14pt" fo:font-style="normal" fo:font-weight="bold" style:font-name-asian="DejaVu Math TeX Gyre1" style:font-size-asian="14pt" style:font-style-asian="normal" style:font-weight-asian="bold" style:font-name-complex="DejaVu Math TeX Gyre1" style:font-size-complex="14pt" style:font-style-complex="normal" style:font-weight-complex="bold"/>
    </style:style>
    <style:style style:name="T3" style:family="text">
      <style:text-properties style:text-position="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4" style:family="text">
      <style:text-properties style:text-position="33% 58%" style:font-name="DejaVu Math TeX Gyre" fo:font-size="14pt" fo:font-style="italic" fo:font-weight="normal" style:font-name-asian="DejaVu Math TeX Gyre1" style:font-size-asian="14pt" style:font-style-asian="italic" style:font-weight-asian="normal" style:font-name-complex="DejaVu Math TeX Gyre1" style:font-size-complex="14pt" style:font-style-complex="italic" style:font-weight-complex="normal"/>
    </style:style>
    <style:style style:name="T5" style:family="text">
      <style:text-properties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style:style style:name="T6" style:family="text">
      <style:text-properties style:text-position="-33% 58%" style:font-name="DejaVu Math TeX Gyre" fo:font-size="14pt" fo:font-style="normal" fo:font-weight="normal" style:font-name-asian="DejaVu Math TeX Gyre1" style:font-size-asian="14pt" style:font-style-asian="normal" style:font-weight-asian="normal" style:font-name-complex="DejaVu Math TeX Gyre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5cm" svg:height="2cm" svg:x="24cm" svg:y="5cm">
          <draw:glue-point draw:id="4" svg:x="5cm" svg:y="-3cm"/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96cm" svg:height="1.27cm" svg:x="24.328cm" svg:y="5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1" xml:id="id3" draw:id="id3" draw:layer="layout" svg:width="2cm" svg:height="2cm" svg:x="31cm" svg:y="5cm">
          <draw:glue-point draw:id="4" svg:x="5cm" svg:y="-3cm"/>
          <draw:glue-point draw:id="5" svg:x="5cm" svg:y="3cm"/>
          <draw:glue-point draw:id="6" svg:x="-5cm" svg:y="-3cm"/>
          <text:p text:style-name="P2"><text:span text:style-name="T1">A-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2cm" svg:height="2cm" svg:x="20cm" svg:y="5cm">
          <text:p text:style-name="P2"><text:span text:style-name="T1">D-A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cm" svg:y1="6cm" svg:x2="24cm" svg:y2="6cm" draw:start-shape="id1" draw:start-glue-point="1" draw:end-shape="id2" draw:end-glue-point="3" svg:d="M22000 6000h2000" svg:viewBox="0 0 2001 1">
          <text:p/>
        </draw:connector>
        <draw:frame draw:style-name="gr2" draw:text-style-name="P2" draw:layer="layout" svg:width="1.098cm" svg:height="0.595cm" svg:x="29.385cm" svg:y="4.6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.081cm" svg:height="0.595cm" svg:x="29.385cm" svg:y="6.8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4" draw:text-style-name="P3" draw:layer="layout" svg:x1="29cm" svg:y1="5.4cm" svg:x2="31cm" svg:y2="5.4cm" draw:start-shape="id2" draw:start-glue-point="4" draw:end-shape="id3" draw:end-glue-point="6" svg:d="M29000 5400h2000" svg:viewBox="0 0 2001 1">
          <text:p/>
        </draw:connector>
        <draw:frame draw:style-name="gr2" draw:text-style-name="P2" draw:layer="layout" svg:width="1.187cm" svg:height="0.595cm" svg:x="33.985cm" svg:y="4.6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17cm" svg:height="0.595cm" svg:x="33.485cm" svg:y="6.8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662cm" svg:height="0.615cm" svg:x="4.086cm" svg:y="5.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5" draw:text-style-name="P3" xml:id="id5" draw:id="id5" draw:layer="layout" svg:width="0.6cm" svg:height="0.6cm" svg:x="15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33cm" svg:height="0.595cm" svg:x="16.385cm" svg:y="5.28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6" draw:text-style-name="P4" draw:layer="layout" svg:width="0.891cm" svg:height="0.747cm" svg:x="14.901cm" svg:y="5.001cm">
          <draw:text-box>
            <text:p><text:span text:style-name="T1">+</text:span></text:p>
          </draw:text-box>
        </draw:frame>
        <draw:frame draw:style-name="gr6" draw:text-style-name="P4" draw:layer="layout" svg:width="0.891cm" svg:height="0.747cm" svg:x="16.202cm" svg:y="6.202cm">
          <draw:text-box>
            <text:p><text:span text:style-name="T1">-</text:span></text:p>
          </draw:text-box>
        </draw:frame>
        <draw:custom-shape draw:style-name="gr3" draw:text-style-name="P1" xml:id="id4" draw:id="id4" draw:layer="layout" svg:width="2cm" svg:height="2cm" svg:x="24.5cm" svg:y="10cm">
          <text:p text:style-name="P2"><text:span text:style-name="T2">ℓ</text:span><text:span text:style-name="T3">T</text:span><text:span text:style-name="T4"> 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2cm" svg:height="0.542cm" svg:x="24.985cm" svg:y="10.68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onnector draw:style-name="gr4" draw:text-style-name="P3" draw:layer="layout" svg:x1="24.5cm" svg:y1="11cm" svg:x2="16cm" svg:y2="6.3cm" draw:start-shape="id4" draw:start-glue-point="3" draw:end-shape="id5" draw:end-glue-point="8" svg:d="M24500 11000h-8500v-4700" svg:viewBox="0 0 8501 4701">
          <text:p/>
        </draw:connector>
        <draw:g xml:id="id7" draw:id="id7">
          <draw:glue-point draw:id="4" svg:x="5cm" svg:y="-2.5cm"/>
          <draw:glue-point draw:id="5" svg:x="5cm" svg:y="2.5cm"/>
          <draw:line draw:style-name="gr7" draw:text-style-name="P3" draw:layer="layout" svg:x1="26.8cm" svg:y1="10.9cm" svg:x2="26.8cm" svg:y2="10.8cm">
            <text:p/>
          </draw:line>
          <draw:line draw:style-name="gr7" draw:text-style-name="P3" draw:layer="layout" svg:x1="26.8cm" svg:y1="11.2cm" svg:x2="26.8cm" svg:y2="11.1cm">
            <text:p/>
          </draw:line>
          <draw:line draw:style-name="gr7" draw:text-style-name="P3" draw:layer="layout" svg:x1="26.8cm" svg:y1="10.8cm" svg:x2="26.5cm" svg:y2="11cm">
            <text:p/>
          </draw:line>
          <draw:line draw:style-name="gr7" draw:text-style-name="P3" draw:layer="layout" svg:x1="26.8cm" svg:y1="11.2cm" svg:x2="26.5cm" svg:y2="11cm">
            <text:p/>
          </draw:line>
        </draw:g>
        <draw:g>
          <draw:glue-point draw:id="4" svg:x="-5cm" svg:y="-2.5cm"/>
          <draw:glue-point draw:id="5" svg:x="-5cm" svg:y="2.5cm"/>
          <draw:line draw:style-name="gr7" draw:text-style-name="P3" draw:layer="layout" svg:x1="30.7cm" svg:y1="6.5cm" svg:x2="30.7cm" svg:y2="6.4cm">
            <text:p/>
          </draw:line>
          <draw:line draw:style-name="gr7" draw:text-style-name="P3" draw:layer="layout" svg:x1="30.7cm" svg:y1="6.8cm" svg:x2="30.7cm" svg:y2="6.7cm">
            <text:p/>
          </draw:line>
          <draw:line draw:style-name="gr7" draw:text-style-name="P3" draw:layer="layout" svg:x1="30.7cm" svg:y1="6.4cm" svg:x2="31cm" svg:y2="6.6cm">
            <text:p/>
          </draw:line>
          <draw:line draw:style-name="gr7" draw:text-style-name="P3" draw:layer="layout" svg:x1="30.7cm" svg:y1="6.8cm" svg:x2="31cm" svg:y2="6.6cm">
            <text:p/>
          </draw:line>
        </draw:g>
        <draw:line draw:style-name="gr7" draw:text-style-name="P3" draw:layer="layout" svg:x1="30.7cm" svg:y1="6.5cm" svg:x2="29cm" svg:y2="6.5cm">
          <text:p/>
        </draw:line>
        <draw:line draw:style-name="gr7" draw:text-style-name="P3" draw:layer="layout" svg:x1="30.7cm" svg:y1="6.7cm" svg:x2="29cm" svg:y2="6.7cm">
          <text:p/>
        </draw:line>
        <draw:line draw:style-name="gr7" draw:text-style-name="P3" xml:id="id6" draw:id="id6" draw:layer="layout" svg:x1="33cm" svg:y1="6.5cm" svg:x2="35cm" svg:y2="6.5cm">
          <text:p/>
        </draw:line>
        <draw:line draw:style-name="gr7" draw:text-style-name="P3" xml:id="id8" draw:id="id8" draw:layer="layout" svg:x1="33cm" svg:y1="6.7cm" svg:x2="34.8cm" svg:y2="6.7cm">
          <text:p/>
        </draw:line>
        <draw:connector draw:style-name="gr8" draw:text-style-name="P2" draw:layer="layout" svg:x1="35cm" svg:y1="6.5cm" svg:x2="26.8cm" svg:y2="11.1cm" draw:start-shape="id6" draw:start-glue-point="1" draw:end-shape="id7" draw:end-glue-point="5" svg:d="M35000 6500v4600h-8200" svg:viewBox="0 0 8201 4601">
          <text:p/>
        </draw:connector>
        <draw:connector draw:style-name="gr8" draw:text-style-name="P2" draw:layer="layout" svg:x1="34.8cm" svg:y1="6.7cm" svg:x2="26.8cm" svg:y2="10.9cm" draw:start-shape="id8" draw:start-glue-point="1" draw:end-shape="id7" draw:end-glue-point="4" svg:d="M34800 6700v4200h-8000" svg:viewBox="0 0 8001 4201">
          <text:p/>
        </draw:connector>
        <draw:custom-shape draw:style-name="gr3" draw:text-style-name="P5" xml:id="id9" draw:id="id9" draw:layer="layout" svg:width="2cm" svg:height="2cm" svg:x="12cm" svg:y="5cm">
          <text:p text:style-name="P2"><text:span text:style-name="T5">-ℓ</text:span><text:span text:style-name="T6">i</text:span><text:span text:style-name="T4"> 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cm" svg:y1="6cm" svg:x2="15.7cm" svg:y2="6cm" draw:start-shape="id9" draw:start-glue-point="1" draw:end-shape="id5" draw:end-glue-point="6" svg:d="M14000 6000h1700" svg:viewBox="0 0 1701 1">
          <text:p/>
        </draw:connector>
        <draw:custom-shape draw:style-name="gr5" draw:text-style-name="P3" xml:id="id10" draw:id="id10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6.3cm" svg:y1="6cm" svg:x2="17.7cm" svg:y2="6cm" draw:start-shape="id5" draw:start-glue-point="10" draw:end-shape="id10" draw:end-glue-point="6" svg:d="M16300 6000h1400" svg:viewBox="0 0 1401 1">
          <text:p/>
        </draw:connector>
        <draw:connector draw:style-name="gr4" draw:text-style-name="P3" draw:layer="layout" svg:x1="18.3cm" svg:y1="6cm" svg:x2="20cm" svg:y2="6cm" draw:start-shape="id10" draw:start-glue-point="10" draw:end-shape="id1" draw:end-glue-point="3" svg:d="M18300 6000h1700" svg:viewBox="0 0 1701 1">
          <text:p/>
        </draw:connector>
        <draw:custom-shape draw:style-name="gr9" draw:text-style-name="P5" xml:id="id11" draw:id="id11" draw:layer="layout" svg:width="2cm" svg:height="2cm" svg:x="8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99cm" svg:height="1.156cm" svg:x="8.386cm" svg:y="5.4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onnector draw:style-name="gr4" draw:text-style-name="P3" draw:layer="layout" svg:x1="10cm" svg:y1="6cm" svg:x2="12cm" svg:y2="6cm" draw:start-shape="id11" draw:start-glue-point="1" draw:end-shape="id9" draw:end-glue-point="3" svg:d="M10000 6000h2000" svg:viewBox="0 0 2001 1">
          <text:p/>
        </draw:connector>
        <draw:custom-shape draw:style-name="gr5" draw:text-style-name="P3" xml:id="id12" draw:id="id12" draw:layer="layout" svg:width="0.6cm" svg:height="0.6cm" svg:x="5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6.3cm" svg:y1="6cm" svg:x2="8cm" svg:y2="6cm" draw:start-shape="id12" draw:start-glue-point="10" draw:end-shape="id11" draw:end-glue-point="3" svg:d="M6300 6000h1700" svg:viewBox="0 0 1701 1">
          <text:p/>
        </draw:connector>
        <draw:connector draw:style-name="gr4" draw:text-style-name="P3" draw:layer="layout" draw:line-skew="2.499cm 5.499cm" svg:x1="33cm" svg:y1="5.4cm" svg:x2="6cm" svg:y2="6.3cm" draw:start-shape="id3" draw:start-glue-point="4" draw:end-shape="id12" draw:end-glue-point="8" svg:d="M33000 5400h3000v7600h-30000v-6700" svg:viewBox="0 0 30001 7601">
          <text:p/>
        </draw:connector>
        <draw:connector draw:style-name="gr4" draw:text-style-name="P3" draw:layer="layout" svg:x1="4.002cm" svg:y1="5.997cm" svg:x2="5.7cm" svg:y2="6cm" draw:end-shape="id12" draw:end-glue-point="6" svg:d="M4002 5997h599v3h1099" svg:viewBox="0 0 1699 4">
          <text:p/>
        </draw:connector>
        <draw:connector draw:style-name="gr4" draw:text-style-name="P3" draw:layer="layout" svg:x1="17.999cm" svg:y1="4.001cm" svg:x2="18cm" svg:y2="5.7cm" draw:end-shape="id10" draw:end-glue-point="4" svg:d="M17999 4001v599h1v1100" svg:viewBox="0 0 2 1700">
          <text:p/>
        </draw:connector>
        <draw:frame draw:style-name="gr6" draw:text-style-name="P4" draw:layer="layout" svg:width="0.891cm" svg:height="0.747cm" svg:x="5.002cm" svg:y="5.002cm">
          <draw:text-box>
            <text:p><text:span text:style-name="T1">+</text:span></text:p>
          </draw:text-box>
        </draw:frame>
        <draw:frame draw:style-name="gr6" draw:text-style-name="P4" draw:layer="layout" svg:width="0.891cm" svg:height="0.747cm" svg:x="6.203cm" svg:y="6.203cm">
          <draw:text-box>
            <text:p><text:span text:style-name="T1">-</text:span></text:p>
          </draw:text-box>
        </draw:frame>
        <draw:frame draw:style-name="gr6" draw:text-style-name="P4" draw:layer="layout" svg:width="0.891cm" svg:height="0.747cm" svg:x="18.102cm" svg:y="5.002cm">
          <draw:text-box>
            <text:p><text:span text:style-name="T1">+</text:span></text:p>
          </draw:text-box>
        </draw:frame>
        <draw:frame draw:style-name="gr2" draw:text-style-name="P2" draw:layer="layout" svg:width="0.566cm" svg:height="0.542cm" svg:x="17.686cm" svg:y="3.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4" draw:layer="layout" svg:width="0.891cm" svg:height="0.747cm" svg:x="16.903cm" svg:y="6.203cm">
          <draw:text-box>
            <text:p><text:span text:style-name="T1">+</text:span></text:p>
          </draw:text-box>
        </draw:frame>
        <draw:frame draw:style-name="gr2" draw:text-style-name="P2" draw:layer="layout" svg:width="1.024cm" svg:height="0.595cm" svg:x="10.486cm" svg:y="5.2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1.119cm" svg:height="0.595cm" svg:x="6.486cm" svg:y="5.29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1.044cm" svg:height="0.595cm" svg:x="22.486cm" svg:y="5.2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10" draw:text-style-name="P3" draw:layer="layout" svg:width="32.2cm" svg:height="9.6cm" svg:x="3.9cm" svg:y="3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6T09:11:50.923281459</meta:creation-date>
    <dc:date>2021-03-17T09:23:07.569246990</dc:date>
    <meta:editing-duration>PT1H29M39S</meta:editing-duration>
    <meta:editing-cycles>30</meta:editing-cycles>
    <meta:generator>LibreOffice/6.1.5.2$Linux_X86_64 LibreOffice_project/10$Build-2</meta:generator>
    <meta:document-statistic meta:object-count="56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style mathvariant="bold">
                <mi>x</mi>
              </mstyle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i>A</mi>
              </mstyle>
            </mrow>
            <mstyle mathvariant="bold">
              <mi>x</mi>
            </mstyle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tyle mathvariant="bold">
                <mi>b</mi>
              </mstyle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tyle mathvariant="bold">
                <msup>
                  <mi>c</mi>
                  <mi>T</mi>
                </msup>
              </mstyle>
            </mrow>
            <mstyle mathvariant="bold">
              <mi>x</mi>
            </mstyle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 bold x ( t ) = bold A bold x ( t ) + bold b u( t ) newline
y( t ) = bold c^T bold x ( t )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i>w</mi>
    <annotation encoding="StarMath 5.0">w</annotation>
  </semantics>
</math>
</file>

<file path=Object 12/content.xml><?xml version="1.0" encoding="utf-8"?>
<math xmlns="http://www.w3.org/1998/Math/MathML" display="block">
  <semantics>
    <mrow>
      <mi>e</mi>
      <mrow>
        <mo fence="true" stretchy="false">(</mo>
        <mrow>
          <mi>k</mi>
        </mrow>
        <mo fence="true" stretchy="false">)</mo>
      </mrow>
    </mrow>
    <annotation encoding="StarMath 5.0">e( k )</annotation>
  </semantics>
</math>
</file>

<file path=Object 13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2/content.xml><?xml version="1.0" encoding="utf-8"?>
<math xmlns="http://www.w3.org/1998/Math/MathML" display="block">
  <semantics>
    <mrow>
      <mi>i</mi>
      <mrow>
        <mo fence="true" stretchy="false">(</mo>
        <mrow>
          <mi>k</mi>
        </mrow>
        <mo fence="true" stretchy="false">)</mo>
      </mrow>
    </mrow>
    <annotation encoding="StarMath 5.0">i( k )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 t )</annotation>
  </semantics>
</math>
</file>

<file path=Object 4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t</mi>
        </mrow>
        <mo fence="true" stretchy="false">)</mo>
      </mrow>
    </mrow>
    <annotation encoding="StarMath 5.0">bold x( t )</annotation>
  </semantics>
</math>
</file>

<file path=Object 5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6/content.xml><?xml version="1.0" encoding="utf-8"?>
<math xmlns="http://www.w3.org/1998/Math/MathML" display="block">
  <semantics>
    <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bold x( k )</annotation>
  </semantics>
</math>
</file>

<file path=Object 7/content.xml><?xml version="1.0" encoding="utf-8"?>
<math xmlns="http://www.w3.org/1998/Math/MathML" display="block">
  <semantics>
    <msub>
      <mi>y</mi>
      <mi>c</mi>
    </msub>
    <annotation encoding="StarMath 5.0">y_c </annotation>
  </semantics>
</math>
</file>

<file path=Object 8/content.xml><?xml version="1.0" encoding="utf-8"?>
<math xmlns="http://www.w3.org/1998/Math/MathML" display="block">
  <semantics>
    <mfrac>
      <mn>1</mn>
      <mrow>
        <mi>z</mi>
        <mo stretchy="false">−</mo>
        <mn>1</mn>
      </mrow>
    </mfrac>
    <annotation encoding="StarMath 5.0">{1} over {z-1} 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i>k</mi>
        </mrow>
        <mo fence="true" stretchy="false">)</mo>
      </mrow>
    </mrow>
    <annotation encoding="StarMath 5.0">u( k )</annotation>
  </semantics>
</math>
</file>